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fad63" officeooo:paragraph-rsid="000fad63"/>
    </style:style>
    <style:style style:name="P2" style:family="paragraph" style:parent-style-name="Text_20_body">
      <style:text-properties officeooo:rsid="001191b3" officeooo:paragraph-rsid="001191b3"/>
    </style:style>
    <style:style style:name="P3" style:family="paragraph" style:parent-style-name="Text_20_body">
      <style:text-properties fo:font-weight="bold" officeooo:rsid="0012c8ca" officeooo:paragraph-rsid="0012c8ca" style:font-weight-asian="bold" style:font-weight-complex="bold"/>
    </style:style>
    <style:style style:name="P4" style:family="paragraph" style:parent-style-name="Text_20_body">
      <style:text-properties fo:font-weight="bold" officeooo:rsid="00137a04" officeooo:paragraph-rsid="00137a04" style:font-weight-asian="bold" style:font-weight-complex="bold"/>
    </style:style>
    <style:style style:name="P5" style:family="paragraph" style:parent-style-name="Text_20_body">
      <style:text-properties fo:font-weight="bold" officeooo:rsid="00139732" officeooo:paragraph-rsid="00139732" style:font-weight-asian="bold" style:font-weight-complex="bold"/>
    </style:style>
    <style:style style:name="P6" style:family="paragraph" style:parent-style-name="Text_20_body">
      <style:text-properties fo:font-weight="bold" officeooo:rsid="0013ae21" officeooo:paragraph-rsid="0013ae21" style:font-weight-asian="bold" style:font-weight-complex="bold"/>
    </style:style>
    <style:style style:name="P7" style:family="paragraph" style:parent-style-name="Text_20_body">
      <style:text-properties fo:font-weight="bold" officeooo:rsid="004b38eb" officeooo:paragraph-rsid="004b38eb" style:font-weight-asian="bold" style:font-weight-complex="bold"/>
    </style:style>
    <style:style style:name="P8" style:family="paragraph" style:parent-style-name="Text_20_body">
      <style:text-properties fo:font-weight="bold" officeooo:rsid="004cc331" officeooo:paragraph-rsid="004cc331" style:font-weight-asian="bold" style:font-weight-complex="bold"/>
    </style:style>
    <style:style style:name="P9" style:family="paragraph" style:parent-style-name="Text_20_body">
      <style:text-properties officeooo:rsid="0013ae21" officeooo:paragraph-rsid="0014f69a"/>
    </style:style>
    <style:style style:name="P10" style:family="paragraph" style:parent-style-name="Text_20_body">
      <style:text-properties officeooo:rsid="0016b9a2" officeooo:paragraph-rsid="0016b9a2"/>
    </style:style>
    <style:style style:name="P11" style:family="paragraph" style:parent-style-name="Text_20_body">
      <style:text-properties fo:font-weight="normal" officeooo:rsid="004b38eb" officeooo:paragraph-rsid="004b38eb" style:font-weight-asian="normal" style:font-weight-complex="normal"/>
    </style:style>
    <style:style style:name="P12" style:family="paragraph" style:parent-style-name="Title">
      <style:text-properties officeooo:rsid="000fad63" officeooo:paragraph-rsid="000fad63"/>
    </style:style>
    <style:style style:name="P13" style:family="paragraph" style:parent-style-name="Text_20_body">
      <style:text-properties officeooo:rsid="001191b3" officeooo:paragraph-rsid="001191b3"/>
    </style:style>
    <style:style style:name="P14" style:family="paragraph" style:parent-style-name="Text_20_body">
      <style:text-properties fo:font-weight="bold" officeooo:rsid="004cc331" officeooo:paragraph-rsid="004cc331" style:font-weight-asian="bold" style:font-weight-complex="bold"/>
    </style:style>
    <style:style style:name="P15" style:family="paragraph" style:parent-style-name="Text_20_body">
      <style:text-properties fo:font-weight="bold" officeooo:rsid="004d8848" officeooo:paragraph-rsid="004d8848" style:font-weight-asian="bold" style:font-weight-complex="bold"/>
    </style:style>
    <style:style style:name="P16" style:family="paragraph" style:parent-style-name="Text_20_body">
      <style:text-properties fo:font-weight="bold" officeooo:rsid="004ee9f3" officeooo:paragraph-rsid="004ee9f3" style:font-weight-asian="bold" style:font-weight-complex="bold"/>
    </style:style>
    <style:style style:name="P17" style:family="paragraph" style:parent-style-name="Text_20_body">
      <style:text-properties fo:font-weight="bold" officeooo:rsid="005094ab" officeooo:paragraph-rsid="005094ab" style:font-weight-asian="bold" style:font-weight-complex="bold"/>
    </style:style>
    <style:style style:name="P18" style:family="paragraph" style:parent-style-name="Text_20_body">
      <style:text-properties fo:font-weight="bold" officeooo:rsid="00521e64" officeooo:paragraph-rsid="00521e64" style:font-weight-asian="bold" style:font-weight-complex="bold"/>
    </style:style>
    <style:style style:name="P19" style:family="paragraph" style:parent-style-name="Text_20_body">
      <style:text-properties officeooo:rsid="00521e64" officeooo:paragraph-rsid="00521e64"/>
    </style:style>
    <style:style style:name="P20" style:family="paragraph" style:parent-style-name="Heading_20_4">
      <style:text-properties officeooo:rsid="0013ae21" officeooo:paragraph-rsid="0013ae21"/>
    </style:style>
    <style:style style:name="P21" style:family="paragraph" style:parent-style-name="Heading_20_4">
      <style:text-properties officeooo:rsid="001191b3" officeooo:paragraph-rsid="001191b3"/>
    </style:style>
    <style:style style:name="P22" style:family="paragraph" style:parent-style-name="Heading_20_4">
      <style:text-properties officeooo:rsid="004b38eb" officeooo:paragraph-rsid="004b38eb"/>
    </style:style>
    <style:style style:name="P23" style:family="paragraph" style:parent-style-name="Heading_20_4">
      <style:text-properties officeooo:paragraph-rsid="004ee9f3"/>
    </style:style>
    <style:style style:name="P24" style:family="paragraph" style:parent-style-name="Heading_20_4">
      <style:text-properties officeooo:rsid="005094ab" officeooo:paragraph-rsid="005094ab"/>
    </style:style>
    <style:style style:name="P25" style:family="paragraph" style:parent-style-name="Heading_20_3">
      <style:text-properties officeooo:rsid="0013ae21" officeooo:paragraph-rsid="0013ae21"/>
    </style:style>
    <style:style style:name="P26" style:family="paragraph" style:parent-style-name="Heading_20_3">
      <style:text-properties officeooo:rsid="001191b3" officeooo:paragraph-rsid="001191b3"/>
    </style:style>
    <style:style style:name="P27" style:family="paragraph" style:parent-style-name="Heading_20_1">
      <style:text-properties officeooo:rsid="000fad63" officeooo:paragraph-rsid="000fad63"/>
    </style:style>
    <style:style style:name="P28" style:family="paragraph" style:parent-style-name="Heading_20_1">
      <style:text-properties officeooo:rsid="001191b3" officeooo:paragraph-rsid="001191b3"/>
    </style:style>
    <style:style style:name="T1" style:family="text">
      <style:text-properties fo:font-weight="bold" style:font-weight-asian="bold" style:font-weight-complex="bold"/>
    </style:style>
    <style:style style:name="T2" style:family="text">
      <style:text-properties officeooo:rsid="0012c8ca"/>
    </style:style>
    <style:style style:name="T3" style:family="text">
      <style:text-properties fo:font-weight="normal" style:font-weight-asian="normal" style:font-weight-complex="normal"/>
    </style:style>
    <style:style style:name="T4" style:family="text">
      <style:text-properties fo:font-weight="normal" officeooo:rsid="00139732" style:font-weight-asian="normal" style:font-weight-complex="normal"/>
    </style:style>
    <style:style style:name="T5" style:family="text">
      <style:text-properties fo:font-weight="normal" officeooo:rsid="004cc331" style:font-weight-asian="normal" style:font-weight-complex="normal"/>
    </style:style>
    <style:style style:name="T6" style:family="text">
      <style:text-properties fo:font-weight="normal" officeooo:rsid="004d8848" style:font-weight-asian="normal" style:font-weight-complex="normal"/>
    </style:style>
    <style:style style:name="T7" style:family="text">
      <style:text-properties fo:font-weight="normal" officeooo:rsid="004ee9f3" style:font-weight-asian="normal" style:font-weight-complex="normal"/>
    </style:style>
    <style:style style:name="T8" style:family="text">
      <style:text-properties fo:font-weight="normal" officeooo:rsid="00505c77" style:font-weight-asian="normal" style:font-weight-complex="normal"/>
    </style:style>
    <style:style style:name="T9" style:family="text">
      <style:text-properties fo:font-weight="normal" officeooo:rsid="00521e64" style:font-weight-asian="normal" style:font-weight-complex="normal"/>
    </style:style>
    <style:style style:name="T10" style:family="text">
      <style:text-properties officeooo:rsid="00137a04"/>
    </style:style>
    <style:style style:name="T11" style:family="text">
      <style:text-properties officeooo:rsid="0014f69a"/>
    </style:style>
    <style:style style:name="T12" style:family="text">
      <style:text-properties officeooo:rsid="004d8848"/>
    </style:style>
    <style:style style:name="T13" style:family="text">
      <style:text-properties officeooo:rsid="004ee9f3"/>
    </style:style>
    <style:style style:name="T14" style:family="text">
      <style:text-properties style:text-position="super 58%" fo:font-weight="normal" style:font-weight-asian="normal" style:font-weight-complex="normal"/>
    </style:style>
    <style:style style:name="T15" style:family="text">
      <style:text-properties style:text-position="super 58%" fo:font-weight="normal" officeooo:rsid="00505c77" style:font-weight-asian="normal" style:font-weight-complex="normal"/>
    </style:style>
    <style:style style:name="T16" style:family="text">
      <style:text-properties style:text-position="0% 100%"/>
    </style:style>
    <style:style style:name="T17" style:family="text">
      <style:text-properties style:text-position="0% 100%" fo:font-weight="normal" style:font-weight-asian="normal" style:font-weight-complex="normal"/>
    </style:style>
    <style:style style:name="T18" style:family="text">
      <style:text-properties style:text-position="0% 100%" fo:font-weight="normal" officeooo:rsid="00505c77"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W08 – Lists</text:p>
      <text:h text:style-name="P27" text:outline-level="1">Design</text:h>
      <text:h text:style-name="P25" text:outline-level="3">Iterative Methods</text:h>
      <text:p text:style-name="P10">When making the various methods I took into account that since objects are passed by reference, I would have to be cautious in how I designed them.</text:p>
      <text:h text:style-name="P20" text:outline-level="4">GetFromFront</text:h>
      <text:h text:style-name="P28" text:outline-level="1">Implementation</text:h>
      <text:h text:style-name="P26" text:outline-level="3">Iterative Methods</text:h>
      <text:h text:style-name="P21" text:outline-level="4">Size</text:h>
      <text:p text:style-name="P10">I had to make a separate currentNode because if I used head, to iterate through the list, the value of head would change wherever the size method was initially called.</text:p>
      <text:p text:style-name="P2"><text:span text:style-name="T1">Worst Time Complexity:</text:span> O(n) Linear – in order to find the size each element has top be iterated through and counted through once, which means it takes. <text:span text:style-name="T2">The time complexity for this method is the same regardless of input.</text:span> </text:p>
      <text:p text:style-name="P2"><text:span text:style-name="T1">Worst Size Complexity: </text:span>O(<text:span text:style-name="T12">n) Linear – </text:span></text:p>
      <text:h text:style-name="P21" text:outline-level="4">Contains</text:h>
      <text:p text:style-name="P3">Worst Time Complexity:<text:span text:style-name="T3"> O(n) Linear – As the linked list is unordered each element has to be examined in turn. If the element we’re looking for is at the end or not in the list then the entire list needs to be iterated through.</text:span></text:p>
      <text:p text:style-name="P3">Worst Size Complexity:<text:span text:style-name="T3"> O(</text:span><text:span text:style-name="T4">2</text:span><text:span text:style-name="T3">) Constant – Only the </text:span><text:span text:style-name="T6">node containing the element</text:span><text:span text:style-name="T3"> being compared and the element being searched for </text:span><text:span text:style-name="T4">need to be stored.</text:span></text:p>
      <text:h text:style-name="Heading_20_4" text:outline-level="4">Coun<text:span text:style-name="T10">t</text:span></text:h>
      <text:p text:style-name="P4">Worst Time Complexity:<text:span text:style-name="T3"> </text:span><text:span text:style-name="T4">O(n) Linear – Every element in the list has to be examined to check if it matches the provided element. That means regardless of element being searched for the entire list has to be examined.</text:span></text:p>
      <text:p text:style-name="P5">Worst Size Complexity:<text:span text:style-name="T3"> O(3) Constant – The only things being stored are the element being searched for, the current node and the count of matching nodes.</text:span></text:p>
      <text:h text:style-name="Heading_20_4" text:outline-level="4"><text:soft-page-break/>ConvertToString</text:h>
      <text:p text:style-name="P5">Worst Time Complexity: <text:span text:style-name="T3">O(n) Linear – The time complexity will always be linear as every element has to be iterated through in order to create a string representation of every object in the list.</text:span></text:p>
      <text:p text:style-name="P5">Worst Size Complexity: <text:span text:style-name="T3">O(2) Constant – Only the string representation and current node need to be stored.</text:span></text:p>
      <text:h text:style-name="Heading_20_4" text:outline-level="4">GetFromFront</text:h>
      <text:p text:style-name="P9">To check if an index is outside the current ListNode, I could have used the size method to check at the beginning, however <text:span text:style-name="T11">this would give a linear time even in in cases where the index is zero, because the size method has linear time. In my implementation, the InvalidIndexException is only thrown if the end of the list reached.</text:span></text:p>
      <text:p text:style-name="P6">Worst Time Complexity: <text:span text:style-name="T3">O(n) Linear – If index is more longer than the length of the ListNode or at the end then every element of the ListNode has to be iterated through before an exception is thrown.</text:span></text:p>
      <text:p text:style-name="P6">Worst Size Complexity: <text:span text:style-name="T3">O(2) Constant – Only the current node and index of the element being searched for needs to be stored.</text:span></text:p>
      <text:h text:style-name="P22" text:outline-level="4">GetFromBack</text:h>
      <text:p text:style-name="P11">I chose to use the position from the back to calculate the equivalent position from the front and use the GetFromFront method.</text:p>
      <text:p text:style-name="P7">Worst Time Complexity: <text:span text:style-name="T3">O(n) Linear – the size method is always called so the minimum time is linear. GetFromFront also has a linear time complexity, so at worst the entire list has to be iterated through twice.</text:span></text:p>
      <text:p text:style-name="P7">Worst Size Complexity: <text:span text:style-name="T3">O(1) Constant – </text:span><text:span text:style-name="T5">Same as GetFromFront but a few additional things need to be stored.</text:span></text:p>
      <text:h text:style-name="Heading_20_4" text:outline-level="4">DeepEquals</text:h>
      <text:p text:style-name="P8">Worst Time Complexity: <text:span text:style-name="T3">O(n) Linear – Each list is iterated through one </text:span><text:span text:style-name="T6">element at a time,</text:span><text:span text:style-name="T3"> at the same time.</text:span></text:p>
      <text:p text:style-name="P8">Worst Size Complexity: <text:span text:style-name="T3">O(n) Linear - </text:span></text:p>
      <text:h text:style-name="Heading_20_4" text:outline-level="4">DeepCopy</text:h>
      <text:p text:style-name="P15">Worst Time Complexity:<text:span text:style-name="T3"> O(n) Linear – </text:span><text:span text:style-name="T7">The list is iterated through once in order to copy each element.</text:span></text:p>
      <text:p text:style-name="P16">Worst Size Complexity:</text:p>
      <text:h text:style-name="Heading_20_4" text:outline-level="4"><text:soft-page-break/>ContainsDuplicates</text:h>
      <text:p text:style-name="P16">Worst Time Complexity: <text:span text:style-name="T3">O(n</text:span><text:span text:style-name="T14">2</text:span><text:span text:style-name="T17">) Quadratic – at most there can be n(n-1)/2 comparisons being made by the method. This simplifies down to n</text:span><text:span text:style-name="T14">2</text:span><text:span text:style-name="T17">. This occurs if there isn’t a duplicate or if only the last 2 elements in the linked list are duplicates.</text:span></text:p>
      <text:p text:style-name="P16"><text:span text:style-name="T16">Worst Size Complexity:</text:span></text:p>
      <text:h text:style-name="P23" text:outline-level="4"><text:span text:style-name="T13">Append</text:span></text:h>
      <text:p text:style-name="P16">Worst Time Complexity: <text:span text:style-name="T3">O(n) Linear – The entire linked list has to be iterated through in order to append one list onto the other.</text:span></text:p>
      <text:p text:style-name="P16">Worst Size Complexity:</text:p>
      <text:h text:style-name="Heading_20_4" text:outline-level="4">Flatten</text:h>
      <text:p text:style-name="P16">Worst Time Complexity: <text:span text:style-name="T8">O(n</text:span><text:span text:style-name="T15">2</text:span><text:span text:style-name="T8">) Quadratic – In order to flatten the linked list, the append method is called n number of times as the method iterates through the linked list. Since the append method has a linear worst case time complexity, and the list is n long, the time complexity is n x n, n</text:span><text:span text:style-name="T15">2</text:span><text:span text:style-name="T18">.</text:span></text:p>
      <text:p text:style-name="P17">Worst Size Complexity:</text:p>
      <text:h text:style-name="P24" text:outline-level="4">IsCircular</text:h>
      <text:p text:style-name="P19">In order to check if a linked list was circular, each</text:p>
      <text:p text:style-name="P17">Worst Time Complexity: <text:span text:style-name="T3">O(n2) Quadratic – Similar to ContainsDuplicates, n(n-1)/2 comparisons are being made if the list isn’t circular/cyclic.</text:span></text:p>
      <text:p text:style-name="P18">Worst Size Complexity:</text:p>
      <text:p text:style-name="P18"/>
      <text:p text:style-name="P16"><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fad63" officeooo:paragraph-rsid="000fad6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80012798<text:tab/>CS2001<text:tab/>04/11/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15:18:37.737000000</meta:creation-date>
    <dc:date>2018-11-06T00:29:56.624000000</dc:date>
    <meta:editing-duration>PT56M33S</meta:editing-duration>
    <meta:editing-cycles>7</meta:editing-cycles>
    <meta:generator>LibreOffice/6.1.2.1$Windows_X86_64 LibreOffice_project/65905a128db06ba48db947242809d14d3f9a93fe</meta:generator>
    <meta:document-statistic meta:table-count="0" meta:image-count="0" meta:object-count="0" meta:page-count="3" meta:paragraph-count="48" meta:word-count="698" meta:character-count="4134" meta:non-whitespace-character-count="3462"/>
  </office:meta>
</office:document-meta>
</file>